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40pt" style:font-size-asian="40pt" style:font-size-complex="40pt"/>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Lucida Grande" fo:font-size="8pt" fo:letter-spacing="normal" fo:language="en" fo:country="GB" fo:font-style="italic"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style:font-name="Lucida Grande" fo:font-size="10pt" fo:language="en" fo:country="GB"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he Apologist's<office:annotation><dc:creator>Robert Sherman</dc:creator><dc:date>2010-07-04T18:16:24.35</dc:date><text:p text:style-name="P9"><text:span text:style-name="T4">A rather poor choice for the Bestiary; famously ill, terrified of everything – how did he ever have the stomach to record these creatures?</text:span></text:p><text:p text:style-name="P9"><text:span text:style-name="T4"/></text:p></office:annotation><office:annotation><dc:creator>Robert Sherman</dc:creator><dc:date>2010-07-04T18:18:21.38</dc:date><text:p text:style-name="P9"><text:span text:style-name="T5">Falsehood Ref. 0778://</text:span></text:p><text:p text:style-name="P9"><text:span text:style-name="T5">Has the Eremite himself ever seen any of these? They are barely mentioned anywhere else, and perhaps when they are the obvious kinship between himself and this “Apologist” breaks through into his account of the 'real' world. Both are evident liars with a passion for flamboyance.</text:span></text:p><text:p><text:span text:style-name="T6"/></text:p></office:annotation></text:p>
      <text:p text:style-name="P2"/>
      <text:p text:style-name="P2"/>
      <text:p text:style-name="P3">BESTIARY OF LOSS</text:p>
      <text:p text:style-name="P3"/>
      <text:p text:style-name="P4">Being The </text:p>
      <text:p text:style-name="P4">Diverse Menagerie</text:p>
      <text:p text:style-name="P4">Of The Singular Valley Of Loss</text:p>
      <text:p text:style-name="P4"/>
      <text:p text:style-name="P4">Compiled In The Year That Hatred Found The Mayor, <text:span text:style-name="T3">Young Love In Spring</text:span>, And He Ordered The K!K!K! Field Razed To The Ground, And Was Executed For His Crimes</text:p>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mmissioned by Loss Town Hall, The Year That <text:span text:style-name="T3">Muscles Popping Lifting Grain</text:span> Cut Off His Wife's Hand With A Scythe, And Because Of Her Ugliness Threw Her Into The Pageant Weevil's Nest At The Point Where The River Splits And The Glacier Melted, Consigning Her To Death And His Children To Ignominy</text:p>
      <text:p text:style-name="P1"/>
      <text:p text:style-name="P1">Printed: The Year The Strawberry Seeds Came</text:p>
      <text:p text:style-name="P5"><text:soft-page-break/>The Amoeba On The Windowsill: The Scatterbird</text:p>
      <text:p text:style-name="P5"/>
      <text:p text:style-name="P6">For low to the ground, the scatterbird is seen. He is a fulsome crow-shape, black with black talons, a wrinkled inky beak. He feasts on the insects and diverse fruits of the field; he is wise as we are, though, and will not touch the circling beetl<office:annotation><dc:creator>Robert Sherman</dc:creator><dc:date>2010-07-04T20:12:55.39</dc:date><text:p text:style-name="P9"><text:span text:style-name="T4">See below:// Ref. 000843 The Pageant Weevil</text:span></text:p></office:annotation>e, the retarded poisoner. He lives in the field, in long grass, or wheat, or beetroot plants; he enjoys the cover of night and vegetation, and is rarely seen on the ground. Though crow-like, he is large, like a dog, and waddles painfully and gainlessly over small obstacles as if they were eyries capped in ice. A rather ugly, shoddy gentleman; more like a rutting hog than a bird of the air. But, such a transformation! Such a sea change, when threatened, or approached! A farmer will enter his field; a flat plain of swaying, whispering crop, a slingshot in one hand, a whistle in the other. He casts the stone far into the scrying pool of his property; the scatterbird is his foe on the ground, for he churns the fields to mud and breaks the stalks of his harvest. The stone clatters to the shrub, and the whistle blows; four or five scatterbirds lurch into the air, lethargic and duggish, no more than three hands above the wheat, and there they split. Those dark shapes, atavistic as soot against rock, divides as myriad forms; the large, rolling drudge explodes into twenty, thirty flitting things the size of sparrows, and where there were five, now there are hundreds, and the farmers field is blotted out by these living colonies. Each fat crow-thing is a monastery built of the bodies of scores of sparrow-things, living together, feeding together, but jostled apart<office:annotation><dc:creator>Robert Sherman</dc:creator><dc:date>2010-08-09T17:54:31.39</dc:date><text:p text:style-name="P9"><text:span text:style-name="T4">A message of morality rather than zoology? It seems that Loss wishes its own to stay with its own...</text:span></text:p></office:annotation>, cowardly and ultimately alone, to slink back under the cover of night and fuse once more. </text:p>
      <text:p text:style-name="P5"/>
      <text:p text:style-name="P5">The Crippled Scapegoat: The Pageant Weevil</text:p>
      <text:p text:style-name="P5"/>
      <text:p text:style-name="P6">For everywhere is the Pageant Weevil to be found, and obvious by its colour and its gait; it is bright and primary, each patterned different from its kin. It is positively mathematical in its disability, slowly walking in regular ellipses to transport itself across the ground. One would be tempted to think this a cruel play of nature, thou<office:annotation><dc:creator>Robert Sherman</dc:creator><dc:date>2010-07-04T19:04:32.39</dc:date><text:p text:style-name="P9"><text:span text:style-name="T4">A folk-tale was told to me by Great Oar and Head Wound, the landowners of the only tavern (if it could be called that) in Loss. </text:span></text:p></office:annotation><office:annotation><dc:creator>Robert Sherman</dc:creator><dc:date>2010-07-04T19:06:56.39</dc:date><text:p text:style-name="P9"><text:span text:style-name="T5">Reply to Eremite (04/07/2010, 19:04): "..."</text:span></text:p><text:p><text:span text:style-name="T6">Falsehood Ref:// 54929 A suspect response. If the townspeople do commit such barbaric and pointless acts, such a justification is not only foolish, but insulting. Interesting that they have managed to influence the zoology of an entire species because of their influence. Selective breeding of dogs and cattle come</text:span></text:p><text:p><text:span text:style-name="T6"><text:s/></text:span><text:span text:style-name="T6">to mind.</text:span></text:p></office:annotation>gh Man, in all his wisdom, is the architect of this creature's injuries, for its sin and for his own. They can be seen hermetic and in solitude, away from heat and population; they have a shared, almost religious terror of humanity. One must be sure to look past the ridiculous heraldry and the pitiful condition of such creatures and see the true venom within. For there is a sinner's poison, a malicious seeking of heat and light that draws these beetles to the feet of revelers, farmers, children and hunters, sinking their long mandibles into the soft flesh; exacting a sort of mortifying, necrotic revenge. For these creatures are tarred ludicrous by man, and catalogued by him; parties of townsfolk, elected by the town hall, head into the fields and woods with nets, scissors and paintbrushes; children are sometimes brought along, sheepish and feverish, to teach them of the Weevil and its dangers. The insects are discovered in long brush or the bark of trees, in colonies of four or five, and are fastened in place with netting and long callipers. Held thus or with careful hands wrapped in muslin they are painted and varnished in vaudeville lines, and their front left leg sliced off. They must then be let free; one must be very careful not to kill such humble things, as even a single weevil destroyed results in mysterious proliferation in all parts of the valley, with more poisonings and more work. However, few are now found with a bare shell and a full set of legs, and most of the nests are marked obvious with Long Man Strips and bright paint. No cure has been found for their poison, and this battle will continue this way; the patrols that document these slight enemies bring the whole town together, and we must be vigilant to protect our children from the horror of that first spark of poison and painful death. <text:s/></text:p>
      <text:p text:style-name="P5"/>
      <text:p text:style-name="P5">Lo, Bright, Stupid Master: The Turkey Dragon</text:p>
      <text:p text:style-name="P5"/>
      <text:p text:style-name="P7"><text:span text:style-name="T1">One need only to gaze up at the herald of our clandestine urbanity, garlanded by fluttering Long Man Strips</text:span><text:span text:style-name="T1"><office:annotation><dc:creator>Robert Sherman</dc:creator><dc:date>2010-07-05T16:57:32.39</dc:date><text:p text:style-name="P9"><text:span text:style-name="T4">I tried to acquire a flag, though my sketch will have to do; stealing a flag is punishable by death, and the few I could find are too high, or locked away behind glass.</text:span></text:p></office:annotation></text:span><text:span text:style-name="T1">, the lacquered shields and sentinels that gaze droopy-lidded over our leaders and committees and songs, to see the great and awful Turkey Dragon, our carnation and our greatest shame. She no longer exists in her natural state; the only specimens are the inbred dynasties</text:span></text:p>
      <text:p text:style-name="P7"><text:soft-page-break/><text:span text:style-name="T1">cooped in the town zoo. </text:span><text:span text:style-name="T1"><office:annotation><dc:creator>Robert Sherman</dc:creator><dc:date>2010-07-05T14:34:18.39</dc:date><text:p text:style-name="P9"><text:span text:style-name="T4">The town zoo is small and badly kept; though it must be an ancient place, if it was around in the time of the Apologist. There is a Dragon House, though it is locked and I am expressly forbidden from entering.</text:span></text:p></office:annotation></text:span><text:span text:style-name="T1">She is a </text:span>heavy, drooping slug, reptilian and feathered, a cockatrice whose stare only invites hilarity and ridicule. She has four legs, though they all are withered as grapes becoming raisins and are taloned roughshod and unkempt, with wide, greasy hairs diversely spread. She blunts her claws on rocks as they stumble onward, and sprouts membranous canopies, though canopy is too illustrious a term; they are shrubs of wings. Her heavy beak is filled with teeth, irregular and crooked, shattering and cracking the keratin as she grinds the rotten meat and vegetation she is fed; she produces the most godly stink. Great porcine tusks nudge their way from her mouth, narrowing her gut and reducing her breathing to a mousey groan. She is, by all true standards, a waste of life. And yet we see her as beautiful, and hated by the go<office:annotation><dc:creator>Robert Sherman</dc:creator><dc:date>2010-07-05T17:48:57.39</dc:date><text:p text:style-name="P9"><text:span text:style-name="T4">It seems such creatures are venerated by their sheer uselessness; no God could love such a thing, and so the deipathic townsfolk treat them much as the Hindu sadhus do their cattle, or the Shinto their crows and foxes.</text:span></text:p><text:p text:style-name="P9"><text:span text:style-name="T4">Reminder: must ask Spider's Nest about the zoo. The entrance to the Dragon House remains locked, and no one even looks at it as they pass, and yet I can hear noises behind the gate. They are keeping something there. <text:s text:c="2"/></text:span></text:p></office:annotation>ds, and so she is ours, our sacred, our figurehead. Fewer and fewer have been born in recent years; witnessing the violence and unhygiene of her mating habits, it is no surprise. She is the last of the valley gigantics<office:annotation><dc:creator>Robert Sherman</dc:creator><dc:date>2010-08-10T12:10:49.39</dc:date><text:p text:style-name="P9"><text:span text:style-name="T4">Were there other creatures like this?</text:span></text:p></office:annotation>, and the most tragic. We give them an annual stipend of cutlery and kettles and billy cans from the Valley Guard so that they can form their own hordes whilst in captivity, though they are small and pitiful compared with the hordes from our epics and dirges; the zeniths of stolen metal, secreted under the mountains and in great nests built of mucus that cap the highest peaks. The songs are our greatest songs by their importance; for we may not know them long. They may shuffle back into the caves and hollows of our heads, scraping sparks on the walls with their wide, turgid skulls and clumsy sharpness, the last, spastic light before they slump into the dark. </text:p>
      <text:p text:style-name="P7"/>
      <text:p text:style-name="Standard"><text:span text:style-name="T2">The Compass And The Coral: The Cartograp</text:span><text:span text:style-name="T2"><office:annotation><dc:creator>Robert Sherman</dc:creator><dc:date>2010-07-06T16:42:47.40</dc:date><text:p text:style-name="P9"><text:span text:style-name="T4">Widsith: Now this seems to prove that this account is at best satire, at worst Eremite's forgery; a lizard covered in maps, miles long? Such a thing cannot come from nature; the Earth contains its own idiosyncrasies, but such creatures seem to be only put here, in this collection, for the amusement of humanity.</text:span></text:p></office:annotation></text:span><text:span text:style-name="T2">hile</text:span></text:p>
      <text:p text:style-name="P8"/>
      <text:p text:style-name="P6">Upon following the passage of the serpentine channel that cuts its way through our great valley, wending as it will through homes, taking solace in the fields, burrowing into the maze of the pitch, the chill of the water, the tumbling ice and rock that forces spume and foam through channels no wider than a child's breadth, it seems impossible that anything could survive in the tempest that runs out to no particular sea, much less anchor itself in place; however, below the surface of the river, like a millipede scaled and saurian, the cartographiles have given us the names of paths, the nature of hidden places, the temples to build. One has never been seen in its entirety, being some miles long, it hugs the bank almost from source to delta, knocking against its sleeping companions. Their long mouths hold nets of needle teeth, that filter and crush debris that tumbles down from the mountain and the town. They possess thousands of tiny legs, more like hooks and stunted as if in a swirling womb, that vice to the bank with the temerity of a saint. They regard the maelstrom above as sanctuary, and though their backs are armoured and serrated, they turn their plump, pustulated bellies up to the sun. This trust, and lethargy, grants them their greatest virtue. Their bellies are long ranks of acne, stretch marks and scars that can only be the product of the boulders, branches and bodies that dance down on the top-stream. Yet, apart from the gods and their reason, and by the power of man and stupidity, these lesions are the maps of our surroundings; such precise cartography in nature! They show the tracks that loggers use to reach their shrines and kilns, the floor plan of the Town Hall, each yearly construction added in the some chaotic line of sharp flint tumbling down from its perch to score open flesh. Some say that one particularly senior creature holds the plan of the K!K!K! Pitch, though the Town Hall has denounced every rumour-smith as murderers, thieves and foreigners. If one can brave the tumult, and the carnivores and cancer-weeds that frond and billow just below the surface of the stream, one can feel out the road to one's own home, or that of a neighbour, or perhaps the secret paths that lead out of the valley; appeals have been made to remove and skin one of the cartographiles for better study of its dermography, but talks are slow, and the beasts slumber, oblivious in their pubescent<office:annotation><dc:creator>Robert Sherman</dc:creator><dc:date>2010-08-09T18:09:57.40</dc:date><text:p text:style-name="P9"><text:span text:style-name="T4">Ref://11119992 Pubescence? Obsession with skin disease? “Teenage Moon? See notes on ref://19648 “Hidden Press” and ref://98234 “Two Folk Tales” </text:span></text:p></office:annotation> cataloguing of our world.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Sherman</meta:initial-creator>
    <meta:creation-date>2010-07-01T21:33:24</meta:creation-date>
    <dc:date>2010-08-31T16:33:44.62</dc:date>
    <dc:creator>Rob Sherman</dc:creator>
    <meta:editing-duration>PT10H19M06S</meta:editing-duration>
    <meta:editing-cycles>46</meta:editing-cycles>
    <meta:generator>OpenOffice.org/3.2$Win32 OpenOffice.org_project/320m12$Build-9483</meta:generator>
    <meta:document-statistic meta:table-count="0" meta:image-count="0" meta:object-count="0" meta:page-count="3" meta:paragraph-count="17" meta:word-count="1619" meta:character-count="9241"/>
  </office:meta>
</office:document-meta>
</file>